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d2f0" officeooo:paragraph-rsid="0004d2f0"/>
    </style:style>
    <style:style style:name="P2" style:family="paragraph" style:parent-style-name="Standard">
      <style:text-properties officeooo:rsid="0004d2f0" officeooo:paragraph-rsid="00056ac9"/>
    </style:style>
    <style:style style:name="P3" style:family="paragraph" style:parent-style-name="Standard">
      <style:text-properties officeooo:rsid="0004d2f0" officeooo:paragraph-rsid="00063620"/>
    </style:style>
    <style:style style:name="P4" style:family="paragraph" style:parent-style-name="Standard">
      <style:text-properties officeooo:rsid="0004d2f0" officeooo:paragraph-rsid="00086072"/>
    </style:style>
    <style:style style:name="P5" style:family="paragraph" style:parent-style-name="Standard">
      <style:text-properties officeooo:rsid="0004d2f0" officeooo:paragraph-rsid="00097ec9"/>
    </style:style>
    <style:style style:name="P6" style:family="paragraph" style:parent-style-name="Standard">
      <style:text-properties officeooo:rsid="0004d2f0" officeooo:paragraph-rsid="000b2a8a"/>
    </style:style>
    <style:style style:name="P7" style:family="paragraph" style:parent-style-name="Standard">
      <style:text-properties officeooo:rsid="0004d2f0" officeooo:paragraph-rsid="00143d4b"/>
    </style:style>
    <style:style style:name="P8" style:family="paragraph" style:parent-style-name="Standard">
      <style:text-properties officeooo:rsid="0004d2f0" officeooo:paragraph-rsid="0015810d"/>
    </style:style>
    <style:style style:name="P9" style:family="paragraph" style:parent-style-name="Standard">
      <style:text-properties officeooo:rsid="0004d2f0" officeooo:paragraph-rsid="00183bdb"/>
    </style:style>
    <style:style style:name="P10" style:family="paragraph" style:parent-style-name="Standard">
      <style:text-properties officeooo:rsid="0004d2f0" officeooo:paragraph-rsid="0018c52b"/>
    </style:style>
    <style:style style:name="P11" style:family="paragraph" style:parent-style-name="Standard">
      <style:text-properties officeooo:rsid="0004d2f0" officeooo:paragraph-rsid="0018ef72"/>
    </style:style>
    <style:style style:name="P12" style:family="paragraph" style:parent-style-name="Standard">
      <style:text-properties officeooo:rsid="0004d2f0" officeooo:paragraph-rsid="001bf408"/>
    </style:style>
    <style:style style:name="P13" style:family="paragraph" style:parent-style-name="Standard">
      <style:text-properties officeooo:rsid="0004d2f0" officeooo:paragraph-rsid="001c64cc"/>
    </style:style>
    <style:style style:name="P14" style:family="paragraph" style:parent-style-name="Standard">
      <style:text-properties officeooo:rsid="0004d2f0" officeooo:paragraph-rsid="001c9730"/>
    </style:style>
    <style:style style:name="P15" style:family="paragraph" style:parent-style-name="Standard">
      <style:text-properties officeooo:rsid="0004d2f0" officeooo:paragraph-rsid="001ec543"/>
    </style:style>
    <style:style style:name="P16" style:family="paragraph" style:parent-style-name="Standard">
      <style:text-properties officeooo:rsid="0004d2f0" officeooo:paragraph-rsid="0022f679"/>
    </style:style>
    <style:style style:name="P17" style:family="paragraph" style:parent-style-name="Standard">
      <style:text-properties officeooo:rsid="0004d2f0" officeooo:paragraph-rsid="00243cbd"/>
    </style:style>
    <style:style style:name="P18" style:family="paragraph" style:parent-style-name="Standard">
      <style:text-properties officeooo:rsid="0004d2f0" officeooo:paragraph-rsid="002bfa26"/>
    </style:style>
    <style:style style:name="P19" style:family="paragraph" style:parent-style-name="Standard">
      <style:text-properties officeooo:rsid="0004d2f0" officeooo:paragraph-rsid="002d6574"/>
    </style:style>
    <style:style style:name="P20" style:family="paragraph" style:parent-style-name="Standard">
      <style:text-properties officeooo:rsid="0004d2f0" officeooo:paragraph-rsid="003077de"/>
    </style:style>
    <style:style style:name="P21" style:family="paragraph" style:parent-style-name="Standard">
      <style:text-properties officeooo:rsid="0004d2f0" officeooo:paragraph-rsid="003426d2"/>
    </style:style>
    <style:style style:name="P22" style:family="paragraph" style:parent-style-name="Standard">
      <style:text-properties style:text-underline-style="none" officeooo:rsid="0015d6ec" officeooo:paragraph-rsid="00056ac9"/>
    </style:style>
    <style:style style:name="P23" style:family="paragraph" style:parent-style-name="Standard">
      <style:text-properties style:text-underline-style="none" officeooo:rsid="0015d6ec" officeooo:paragraph-rsid="00243cbd"/>
    </style:style>
    <style:style style:name="P24" style:family="paragraph" style:parent-style-name="Standard">
      <style:text-properties style:text-underline-style="none" fo:font-weight="normal" officeooo:rsid="0015d6ec" officeooo:paragraph-rsid="001d800a" style:font-weight-asian="normal" style:font-weight-complex="normal"/>
    </style:style>
    <style:style style:name="P25" style:family="paragraph" style:parent-style-name="Standard">
      <style:text-properties style:text-underline-style="none" officeooo:rsid="0019044d" officeooo:paragraph-rsid="00243cbd"/>
    </style:style>
    <style:style style:name="P26" style:family="paragraph" style:parent-style-name="Standard">
      <style:text-properties officeooo:rsid="001c9730" officeooo:paragraph-rsid="001c9730"/>
    </style:style>
    <style:style style:name="P27" style:family="paragraph" style:parent-style-name="Standard">
      <style:text-properties officeooo:rsid="001c9730" officeooo:paragraph-rsid="001d800a"/>
    </style:style>
    <style:style style:name="P28" style:family="paragraph" style:parent-style-name="Standard">
      <style:text-properties officeooo:rsid="00063620" officeooo:paragraph-rsid="00063620"/>
    </style:style>
    <style:style style:name="P29" style:family="paragraph" style:parent-style-name="Standard">
      <style:text-properties officeooo:rsid="00063620" officeooo:paragraph-rsid="000b2a8a"/>
    </style:style>
    <style:style style:name="P30" style:family="paragraph" style:parent-style-name="Standard">
      <style:text-properties officeooo:rsid="000f006d" officeooo:paragraph-rsid="001bf408"/>
    </style:style>
    <style:style style:name="P31" style:family="paragraph" style:parent-style-name="Standard">
      <style:text-properties officeooo:rsid="000f3f4f" officeooo:paragraph-rsid="001c64cc"/>
    </style:style>
    <style:style style:name="P32" style:family="paragraph" style:parent-style-name="Standard">
      <style:text-properties officeooo:rsid="00097ec9" officeooo:paragraph-rsid="00097ec9"/>
    </style:style>
    <style:style style:name="P33" style:family="paragraph" style:parent-style-name="Standard">
      <style:text-properties officeooo:rsid="00097ec9" officeooo:paragraph-rsid="000b2a8a"/>
    </style:style>
    <style:style style:name="P34" style:family="paragraph" style:parent-style-name="Standard">
      <style:text-properties officeooo:rsid="0015810d" officeooo:paragraph-rsid="0015810d"/>
    </style:style>
    <style:style style:name="P35" style:family="paragraph" style:parent-style-name="Standard">
      <style:text-properties officeooo:rsid="0010e140" officeooo:paragraph-rsid="0015ac8d"/>
    </style:style>
    <style:style style:name="P36" style:family="paragraph" style:parent-style-name="Standard">
      <style:text-properties officeooo:rsid="0010e140" officeooo:paragraph-rsid="001ec543"/>
    </style:style>
    <style:style style:name="P37" style:family="paragraph" style:parent-style-name="Standard">
      <style:text-properties officeooo:rsid="0010e140" officeooo:paragraph-rsid="0024b60c"/>
    </style:style>
    <style:style style:name="P38" style:family="paragraph" style:parent-style-name="Standard">
      <style:text-properties officeooo:rsid="0010e140" officeooo:paragraph-rsid="00143d4b"/>
    </style:style>
    <style:style style:name="P39" style:family="paragraph" style:parent-style-name="Standard">
      <style:text-properties officeooo:rsid="0010e140" officeooo:paragraph-rsid="002fe006"/>
    </style:style>
    <style:style style:name="P40" style:family="paragraph" style:parent-style-name="Standard">
      <style:text-properties officeooo:rsid="0010e140" officeooo:paragraph-rsid="00358c9a"/>
    </style:style>
    <style:style style:name="P41" style:family="paragraph" style:parent-style-name="Standard">
      <style:text-properties officeooo:rsid="0010e140" officeooo:paragraph-rsid="003a67c8"/>
    </style:style>
    <style:style style:name="P42" style:family="paragraph" style:parent-style-name="Standard">
      <style:text-properties officeooo:rsid="00183bdb" officeooo:paragraph-rsid="00183bdb"/>
    </style:style>
    <style:style style:name="P43" style:family="paragraph" style:parent-style-name="Standard">
      <style:text-properties officeooo:rsid="0018c52b" officeooo:paragraph-rsid="0018c52b"/>
    </style:style>
    <style:style style:name="P44" style:family="paragraph" style:parent-style-name="Standard">
      <style:text-properties officeooo:rsid="0018ef72" officeooo:paragraph-rsid="0018ef72"/>
    </style:style>
    <style:style style:name="P45" style:family="paragraph" style:parent-style-name="Standard">
      <style:text-properties officeooo:rsid="0018ef72" officeooo:paragraph-rsid="0022f679"/>
    </style:style>
    <style:style style:name="P46" style:family="paragraph" style:parent-style-name="Standard">
      <style:text-properties officeooo:rsid="0024b60c" officeooo:paragraph-rsid="0024b60c"/>
    </style:style>
    <style:style style:name="P47" style:family="paragraph" style:parent-style-name="Standard">
      <style:text-properties officeooo:rsid="0024b60c" officeooo:paragraph-rsid="002fe006"/>
    </style:style>
    <style:style style:name="P48" style:family="paragraph" style:parent-style-name="Standard">
      <style:text-properties officeooo:rsid="0024b60c" officeooo:paragraph-rsid="003426d2"/>
    </style:style>
    <style:style style:name="P49" style:family="paragraph" style:parent-style-name="Standard">
      <style:text-properties officeooo:rsid="0024b60c" officeooo:paragraph-rsid="0036f70b"/>
    </style:style>
    <style:style style:name="P50" style:family="paragraph" style:parent-style-name="Standard">
      <style:text-properties officeooo:rsid="0024b60c" officeooo:paragraph-rsid="003b28d6"/>
    </style:style>
    <style:style style:name="P51" style:family="paragraph" style:parent-style-name="Standard">
      <style:text-properties officeooo:rsid="003426d2" officeooo:paragraph-rsid="003426d2"/>
    </style:style>
    <style:style style:name="P52" style:family="paragraph" style:parent-style-name="Standard">
      <style:paragraph-properties fo:break-before="page"/>
      <style:text-properties officeooo:rsid="0004d2f0" officeooo:paragraph-rsid="00086072"/>
    </style:style>
    <style:style style:name="P53" style:family="paragraph" style:parent-style-name="Standard">
      <style:paragraph-properties fo:break-before="page"/>
      <style:text-properties officeooo:rsid="00097ec9" officeooo:paragraph-rsid="001c9730"/>
    </style:style>
    <style:style style:name="P54" style:family="paragraph" style:parent-style-name="Standard">
      <style:text-properties officeooo:rsid="0024b60c" officeooo:paragraph-rsid="00358c9a"/>
    </style:style>
    <style:style style:name="P55" style:family="paragraph" style:parent-style-name="Standard">
      <style:text-properties officeooo:rsid="002d6574" officeooo:paragraph-rsid="00357c3c"/>
    </style:style>
    <style:style style:name="P56" style:family="paragraph" style:parent-style-name="Standard">
      <style:text-properties officeooo:rsid="002d6574" officeooo:paragraph-rsid="003426d2"/>
    </style:style>
    <style:style style:name="P57" style:family="paragraph" style:parent-style-name="Standard">
      <style:text-properties officeooo:rsid="0004d2f0" officeooo:paragraph-rsid="002fe006"/>
    </style:style>
    <style:style style:name="P58" style:family="paragraph" style:parent-style-name="Standard">
      <style:text-properties officeooo:rsid="0004d2f0" officeooo:paragraph-rsid="00402631"/>
    </style:style>
    <style:style style:name="P59" style:family="paragraph" style:parent-style-name="Standard">
      <style:text-properties officeooo:rsid="003a67c8" officeooo:paragraph-rsid="003a67c8"/>
    </style:style>
    <style:style style:name="P60" style:family="paragraph" style:parent-style-name="Standard">
      <style:text-properties officeooo:rsid="00281559" officeooo:paragraph-rsid="003b28d6"/>
    </style:style>
    <style:style style:name="P61" style:family="paragraph" style:parent-style-name="Standard">
      <style:text-properties officeooo:rsid="00281559" officeooo:paragraph-rsid="002d6574"/>
    </style:style>
    <style:style style:name="P62" style:family="paragraph" style:parent-style-name="Standard">
      <style:text-properties officeooo:rsid="0018ada3" officeooo:paragraph-rsid="002bfa26"/>
    </style:style>
    <style:style style:name="T1" style:family="text">
      <style:text-properties style:text-underline-style="none" officeooo:rsid="0019044d"/>
    </style:style>
    <style:style style:name="T2" style:family="text">
      <style:text-properties style:text-underline-style="none" fo:font-weight="normal" officeooo:rsid="0115062e" style:font-weight-asian="normal" style:font-weight-complex="normal"/>
    </style:style>
    <style:style style:name="T3" style:family="text">
      <style:text-properties style:text-underline-style="none" officeooo:rsid="00243cbd"/>
    </style:style>
    <style:style style:name="T4" style:family="text">
      <style:text-properties officeooo:rsid="00063620"/>
    </style:style>
    <style:style style:name="T5" style:family="text">
      <style:text-properties officeooo:rsid="00068d31"/>
    </style:style>
    <style:style style:name="T6" style:family="text">
      <style:text-properties officeooo:rsid="00097ec9"/>
    </style:style>
    <style:style style:name="T7" style:family="text">
      <style:text-properties officeooo:rsid="000b2a8a"/>
    </style:style>
    <style:style style:name="T8" style:family="text">
      <style:text-properties officeooo:rsid="000f006d"/>
    </style:style>
    <style:style style:name="T9" style:family="text">
      <style:text-properties officeooo:rsid="000f3f4f"/>
    </style:style>
    <style:style style:name="T10" style:family="text">
      <style:text-properties officeooo:rsid="0015810d"/>
    </style:style>
    <style:style style:name="T11" style:family="text">
      <style:text-properties officeooo:rsid="00183bdb"/>
    </style:style>
    <style:style style:name="T12" style:family="text">
      <style:text-properties officeooo:rsid="0018c52b"/>
    </style:style>
    <style:style style:name="T13" style:family="text">
      <style:text-properties officeooo:rsid="0018ef72"/>
    </style:style>
    <style:style style:name="T14" style:family="text">
      <style:text-properties officeooo:rsid="001c64cc"/>
    </style:style>
    <style:style style:name="T15" style:family="text">
      <style:text-properties officeooo:rsid="0115062e"/>
    </style:style>
    <style:style style:name="T16" style:family="text">
      <style:text-properties officeooo:rsid="001eb8f5"/>
    </style:style>
    <style:style style:name="T17" style:family="text">
      <style:text-properties officeooo:rsid="001f6e98"/>
    </style:style>
    <style:style style:name="T18" style:family="text">
      <style:text-properties officeooo:rsid="0023f33d"/>
    </style:style>
    <style:style style:name="T19" style:family="text">
      <style:text-properties officeooo:rsid="00243cbd"/>
    </style:style>
    <style:style style:name="T20" style:family="text">
      <style:text-properties officeooo:rsid="0024b60c"/>
    </style:style>
    <style:style style:name="T21" style:family="text">
      <style:text-properties officeooo:rsid="002644af"/>
    </style:style>
    <style:style style:name="T22" style:family="text">
      <style:text-properties officeooo:rsid="00281559"/>
    </style:style>
    <style:style style:name="T23" style:family="text">
      <style:text-properties officeooo:rsid="00281a5f"/>
    </style:style>
    <style:style style:name="T24" style:family="text">
      <style:text-properties officeooo:rsid="002cdc41"/>
    </style:style>
    <style:style style:name="T25" style:family="text">
      <style:text-properties officeooo:rsid="002d6574"/>
    </style:style>
    <style:style style:name="T26" style:family="text">
      <style:text-properties officeooo:rsid="003077de"/>
    </style:style>
    <style:style style:name="T27" style:family="text">
      <style:text-properties officeooo:rsid="003426d2"/>
    </style:style>
    <style:style style:name="T28" style:family="text">
      <style:text-properties officeooo:rsid="0036f70b"/>
    </style:style>
    <style:style style:name="T29" style:family="text">
      <style:text-properties officeooo:rsid="00380845"/>
    </style:style>
    <style:style style:name="T30" style:family="text">
      <style:text-properties officeooo:rsid="0039d088"/>
    </style:style>
    <style:style style:name="T31" style:family="text">
      <style:text-properties officeooo:rsid="003a67c8"/>
    </style:style>
    <style:style style:name="T32" style:family="text">
      <style:text-properties officeooo:rsid="004026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 : 4G N’Gondo</text:p>
      <text:p text:style-name="P1">--------</text:p>
      <text:p text:style-name="P1"/>
      <text:p text:style-name="P1"><text:tab/></text:p>
      <text:p text:style-name="P1">Plan Marketing :</text:p>
      <text:p text:style-name="P1">-------------------- </text:p>
      <text:p text:style-name="P1"/>
      <text:p text:style-name="P1"><text:tab/>Produit :</text:p>
      <text:p text:style-name="P1"><text:tab/>---------<text:tab/></text:p>
      <text:p text:style-name="P2"><text:tab/></text:p>
      <text:p text:style-name="P17"><text:tab/><text:span text:style-name="T19">Nom du produit : <text:s/></text:span><text:span text:style-name="T1">4G N’Gondo</text:span></text:p>
      <text:p text:style-name="P25"/>
      <text:p text:style-name="P17"><text:span text:style-name="T1"><text:tab/></text:span><text:span text:style-name="T3">Fonction : P</text:span><text:span text:style-name="T1">ermettre aux consommateurs nomades de rester connecté </text:span></text:p>
      <text:p text:style-name="P2"><text:span text:style-name="T1"><text:tab/><text:tab/> <text:s text:c="5"/>à internet </text:span><text:span text:style-name="T3">en fixe ou en mobilité</text:span><text:span text:style-name="T1">.</text:span></text:p>
      <text:p text:style-name="P2"><text:span text:style-name="T1"><text:tab/><text:tab/> <text:s text:c="5"/></text:span><text:span text:style-name="T3">Partager la connexion entre plusieurs périphériques</text:span></text:p>
      <text:p text:style-name="P23"><text:tab/><text:tab/> <text:s text:c="5"/><text:span text:style-name="T19">Contrôle parental</text:span></text:p>
      <text:p text:style-name="P23"><text:tab/> <text:s text:c="17"/><text:span text:style-name="T19">Communication chiffré</text:span></text:p>
      <text:p text:style-name="P23"><text:tab/><text:tab/> <text:s text:c="5"/><text:span text:style-name="T19">Authentification</text:span></text:p>
      <text:p text:style-name="P23"><text:tab/></text:p>
      <text:p text:style-name="P22"><text:tab/>C<text:span text:style-name="T19">omposantes : <text:s/>raspberry pi 3 modèle B</text:span></text:p>
      <text:p text:style-name="P22"><text:tab/><text:tab/><text:tab/> <text:s/><text:span text:style-name="T19">carte SD 8 Go</text:span></text:p>
      <text:p text:style-name="P22"><text:tab/><text:tab/><text:tab/> <text:s/><text:span text:style-name="T19">alimentation</text:span></text:p>
      <text:p text:style-name="P22"><text:tab/><text:tab/><text:tab/> <text:s/><text:span text:style-name="T19">clé 3G/4G Huawei E3273</text:span></text:p>
      <text:p text:style-name="P22"><text:tab/><text:tab/><text:tab/> <text:s/><text:span text:style-name="T19">carte SIM</text:span></text:p>
      <text:p text:style-name="P22"><text:tab/><text:tab/><text:tab/> <text:s/><text:span text:style-name="T20">Divers logiciels : NetworkManager, Applet SIM Toolkit,...</text:span></text:p>
      <text:p text:style-name="P22"><text:tab/></text:p>
      <text:p text:style-name="P22"/>
      <text:p text:style-name="P1"><text:tab/>Place :</text:p>
      <text:p text:style-name="P1"><text:tab/>-------</text:p>
      <text:p text:style-name="P1"/>
      <text:p text:style-name="P3"><text:tab/><text:span text:style-name="T4">site de e-commerce internationaux : amazon.com, priceminister.com, ebay.com, </text:span></text:p>
      <text:p text:style-name="P3"/>
      <text:p text:style-name="P28"><text:tab/>site de e-commerce local :<text:tab/>cdiscount.com, leboncoin.fr, etc</text:p>
      <text:p text:style-name="P3"/>
      <text:p text:style-name="P3"><text:tab/><text:span text:style-name="T4">boutiques : grandes surfaces, magasins spécialisés high-tech ( connectic plus, fnac,)</text:span></text:p>
      <text:p text:style-name="P3"/>
      <text:p text:style-name="P3"><text:tab/></text:p>
      <text:p text:style-name="P3"/>
      <text:p text:style-name="P1"/>
      <text:p text:style-name="P1"><text:tab/>Prix :</text:p>
      <text:p text:style-name="P1"><text:tab/>------</text:p>
      <text:p text:style-name="P1"/>
      <text:p text:style-name="P1"><text:tab/><text:span text:style-name="T4">sur le prix de revient faire +10 sur la boîte et +3 sur les recharges.</text:span></text:p>
      <text:p text:style-name="P1"/>
      <text:p text:style-name="P3"><text:tab/></text:p>
      <text:p text:style-name="P4"><text:tab/></text:p>
      <text:p text:style-name="P52"><text:tab/>Promotion :</text:p>
      <text:p text:style-name="P1"><text:tab/>--------------</text:p>
      <text:p text:style-name="P1"/>
      <text:p text:style-name="P1"><text:tab/><text:span text:style-name="T4">développer un réseau de partenaires : prescripteurs, échanges de liens</text:span></text:p>
      <text:p text:style-name="P1"><text:tab/></text:p>
      <text:p text:style-name="P6"><text:tab/><text:span text:style-name="T4">communication sur les médias :presse, tv, radio,cinema,</text:span></text:p>
      <text:p text:style-name="P29"><text:tab/><text:tab/><text:tab/><text:tab/>youtube, facebook, twitter<text:tab/> </text:p>
      <text:p text:style-name="P29"><text:tab/><text:tab/><text:tab/><text:tab/>réseaux sociaux pro : linkedin ,viadeo, </text:p>
      <text:p text:style-name="P29"><text:tab/><text:tab/><text:tab/><text:tab/>blog et site internet avec un trafic important</text:p>
      <text:p text:style-name="P29"><text:tab/><text:tab/><text:tab/><text:tab/><text:span text:style-name="T18">tv auchan la défense</text:span></text:p>
      <text:p text:style-name="P1"/>
      <text:p text:style-name="P1"><text:tab/><text:span text:style-name="T4">distribution de prospectus, flyers dans la rue, métro, marché et en boîtes aux lettres</text:span></text:p>
      <text:p text:style-name="P1"/>
      <text:p text:style-name="P1"><text:tab/><text:span text:style-name="T4">publication d’affiches</text:span></text:p>
      <text:p text:style-name="P1"/>
      <text:p text:style-name="P1"><text:tab/><text:span text:style-name="T4">salons </text:span></text:p>
      <text:p text:style-name="P1"><text:tab/></text:p>
      <text:p text:style-name="P6"><text:tab/><text:span text:style-name="T7">catalogue : La redoute, Quelle,... </text:span></text:p>
      <text:p text:style-name="P6"/>
      <text:p text:style-name="P29"><text:tab/>distribution de pense-bêtes aux prospects</text:p>
      <text:p text:style-name="P1"/>
      <text:p text:style-name="P58"><text:tab/><text:span text:style-name="T5">site internet et référencement</text:span></text:p>
      <text:p text:style-name="P1"/>
      <text:p text:style-name="P1"><text:tab/><text:span text:style-name="T5">blog avec mailing liste et conversion de la mailing liste en client</text:span></text:p>
      <text:p text:style-name="P1"/>
      <text:p text:style-name="P1"><text:tab/><text:span text:style-name="T32">site populaire : pulse.ng, abidjan.net, gaboneco.com</text:span></text:p>
      <text:p text:style-name="P1"/>
      <text:p text:style-name="P1"><text:tab/><text:span text:style-name="T4">bouche à oreille</text:span></text:p>
      <text:p text:style-name="P1"/>
      <text:p text:style-name="P12"><text:tab/><text:span text:style-name="T8">organisation de tombola en tout lieu qui attire du monde: </text:span></text:p>
      <text:p text:style-name="P30"><text:tab/><text:tab/><text:tab/>participation gratuite en échange des coordonnées, </text:p>
      <text:p text:style-name="P13"><text:tab/><text:tab/><text:tab/><text:span text:style-name="T9">tirage au sort du gagnant et information de tous les participants <text:tab/><text:tab/><text:tab/><text:tab/> <text:s text:c="6"/><text:tab/>par e-mail,</text:span></text:p>
      <text:p text:style-name="P31"><text:tab/><text:tab/><text:tab/>campagne d’emailing</text:p>
      <text:p text:style-name="P13"><text:tab/><text:tab/><text:tab/><text:span text:style-name="T14">conversion en client</text:span></text:p>
      <text:p text:style-name="P1"/>
      <text:p text:style-name="P14"><text:tab/></text:p>
      <text:p text:style-name="P53">marché cibles :</text:p>
      <text:p text:style-name="P1">------------------</text:p>
      <text:p text:style-name="P1"/>
      <text:p text:style-name="P5"><text:tab/><text:span text:style-name="T6">kids, </text:span></text:p>
      <text:p text:style-name="P32"><text:tab/>teenagers, </text:p>
      <text:p text:style-name="P32"><text:tab/>adultes, </text:p>
      <text:p text:style-name="P32"><text:tab/>entreprises</text:p>
      <text:p text:style-name="P5"/>
      <text:p text:style-name="P5"><text:tab/><text:span text:style-name="T6">chaque segment de marché va bénéficier d’un packaging spécifique et des fonctionnalitées </text:span></text:p>
      <text:p text:style-name="P5"/>
      <text:p text:style-name="P33"><text:tab/>adaptées.</text:p>
      <text:p text:style-name="P6"/>
      <text:p text:style-name="P33"><text:tab/>Kids, Teenagers =&gt; look flashy, coloré, orthographe d’enfants, Contrôle parental,</text:p>
      <text:p text:style-name="P33"><text:tab/> <text:s/></text:p>
      <text:p text:style-name="P6"><text:tab/><text:span text:style-name="T7">adultes =&gt; look épuré, soigné, élégant, sécurité et confidentialité des communications</text:span></text:p>
      <text:p text:style-name="P1"/>
      <text:p text:style-name="P1"/>
      <text:p text:style-name="P26">messages :</text:p>
      <text:p text:style-name="P26">------------</text:p>
      <text:p text:style-name="P26"/>
      <text:p text:style-name="P27"><text:tab/><text:span text:style-name="T2">4G N’Gondo internet mobile fûté.</text:span></text:p>
      <text:p text:style-name="P24"><text:tab/><text:span text:style-name="T15">4G N’Gondo contrôle le contenu des vidéos de vos enfants.</text:span></text:p>
      <text:p text:style-name="P24"><text:tab/><text:span text:style-name="T15">4G N’Gondo sécurise vos commuications téléphoniques.</text:span></text:p>
      <text:p text:style-name="P24"><text:tab/><text:span text:style-name="T15">4G N’Gondo pour organiser vos réunions aux téléphones.</text:span></text:p>
      <text:p text:style-name="P27"><text:tab/><text:span text:style-name="T16">etc</text:span></text:p>
      <text:p text:style-name="P2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Architecture Logiciel :</text:p>
      <text:p text:style-name="P1">---------------------------</text:p>
      <text:p text:style-name="P1"/>
      <text:p text:style-name="P7"><text:tab/><text:span text:style-name="T10">gestion des recharges :</text:span></text:p>
      <text:p text:style-name="P7"><text:tab/>--------------------------</text:p>
      <text:p text:style-name="P7"><text:tab/></text:p>
      <text:p text:style-name="P38"><text:tab/><text:span text:style-name="T22">a)</text:span></text:p>
      <text:p text:style-name="P40"><text:tab/></text:p>
      <text:p text:style-name="P54"><text:tab/>Client qui pilote le modem huawei à batir à partir de l’interface web.</text:p>
      <text:p text:style-name="P39"/>
      <text:p text:style-name="P39"><text:tab/><text:span text:style-name="T29">Par défaut un modem huawei est en mode hilink c’est à dire qu’il fonctionne comme un <text:tab/>service<text:tab/> web.</text:span></text:p>
      <text:p text:style-name="P39"><text:s text:c="12"/></text:p>
      <text:p text:style-name="P47"><text:tab/><text:span text:style-name="T29">Comment <text:s/>recharger la carte sim</text:span></text:p>
      <text:p text:style-name="P47"><text:tab/></text:p>
      <text:p text:style-name="P55"><text:tab/>avec une interface Web:</text:p>
      <text:p text:style-name="P55"><text:s/></text:p>
      <text:p text:style-name="P48"><text:tab/><text:span text:style-name="T27">1)<text:tab/>tutoriel/readme</text:span></text:p>
      <text:p text:style-name="P48"><text:tab/></text:p>
      <text:p text:style-name="P48"><text:span text:style-name="T27"><text:tab/><text:tab/></text:span><text:a xlink:type="simple" xlink:href="https://chaddyhv.wordpress.com/2012/08/13/" text:style-name="Internet_20_link" text:visited-style-name="Visited_20_Internet_20_Link"><text:span text:style-name="T27">https://chaddyhv.wordpress.com/2012/08/13/</text:span></text:a><text:a xlink:type="simple" xlink:href="https://chaddyhv.wordpress.com/2012/08/13/programming-and-installing-huawei" text:style-name="Internet_20_link" text:visited-style-name="Visited_20_Internet_20_Link"><text:span text:style-name="T27">programming-and-installing-huawei</text:span></text:a><text:a xlink:type="simple" xlink:href="https://chaddyhv.wordpress.com/2012/08/13/programming-and-installing-huawei-" text:style-name="Internet_20_link" text:visited-style-name="Visited_20_Internet_20_Link"><text:span text:style-name="T27">-</text:span></text:a><text:a xlink:type="simple" xlink:href="https://chaddyhv.wordpress.com/2012/08/13/programming-and-installing-huawei-hilink-e3131-under-linux/" text:style-name="Internet_20_link" text:visited-style-name="Visited_20_Internet_20_Link"><text:span text:style-name="T27">hilink-e3131-under-linux/</text:span></text:a></text:p>
      <text:p text:style-name="P48"/>
      <text:p text:style-name="P49"><text:tab/><text:tab/><text:span text:style-name="T28">https://bitbucket.org/BlackyPanther/huawei-hilink</text:span></text:p>
      <text:p text:style-name="P48"/>
      <text:p text:style-name="P56"><text:tab/>2)<text:tab/>code php:</text:p>
      <text:p text:style-name="P48"/>
      <text:p text:style-name="P48"><text:span text:style-name="T25"><text:tab/><text:tab/>git clone </text:span><text:a xlink:type="simple" xlink:href="https://github.com/BlackyPanther/Huawei-HiLink" text:style-name="Internet_20_link" text:visited-style-name="Visited_20_Internet_20_Link"><text:span text:style-name="T25">https://github.com/BlackyPanther/Huawei-HiLink</text:span></text:a></text:p>
      <text:p text:style-name="P48"/>
      <text:p text:style-name="P20"><text:tab/><text:tab/><text:span text:style-name="T26">git clone </text:span><text:a xlink:type="simple" xlink:href="https://github.com/gabessolo/SIM-TOOLS.git" text:style-name="Internet_20_link" text:visited-style-name="Visited_20_Internet_20_Link"><text:span text:style-name="T26">https://github.com/gabessolo/SIM-TOOLS.git</text:span></text:a><text:span text:style-name="T26"> </text:span></text:p>
      <text:p text:style-name="P20"><text:tab/><text:tab/><text:span text:style-name="T26">répertoire Huawei-Management</text:span></text:p>
      <text:p text:style-name="P51"/>
      <text:p text:style-name="P51"><text:tab/>3)<text:tab/>code <text:span text:style-name="T30">ajax</text:span>:</text:p>
      <text:p text:style-name="P51"/>
      <text:p text:style-name="P20"><text:tab/></text:p>
      <text:p text:style-name="P21"><text:span text:style-name="T24"><text:tab/><text:tab/>consulter le lien : </text:span><text:a xlink:type="simple" xlink:href="https://blog.hqcodeshop.fi/archives/" text:style-name="Internet_20_link" text:visited-style-name="Visited_20_Internet_20_Link"><text:span text:style-name="T24">https://blog.hqcodeshop.fi/archives/</text:span></text:a><text:span text:style-name="T24">259-Huawei-E5186-AJAX-API.html</text:span></text:p>
      <text:p text:style-name="P57"><text:tab/></text:p>
      <text:p text:style-name="P41"><text:tab/><text:span text:style-name="T31">autres) si on souhaite désactiver le mode hilink alors consulter la page : </text:span></text:p>
      <text:p text:style-name="P59"><text:tab/><text:tab/>http://blog.le-vert.net/?p=196</text:p>
      <text:p text:style-name="P39"/>
      <text:p text:style-name="P38"><text:tab/><text:span text:style-name="T22">b)</text:span></text:p>
      <text:p text:style-name="P38"><text:tab/>carte SIM « vierge » type sysmoUSIM-SJS1</text:p>
      <text:p text:style-name="P8"><text:tab/></text:p>
      <text:p text:style-name="P34"><text:tab/><text:span text:style-name="T20">A</text:span>pplet SIM Toolkit</text:p>
      <text:p text:style-name="P37"><text:tab/></text:p>
      <text:p text:style-name="P46"><text:tab/><text:span text:style-name="T22">c)</text:span></text:p>
      <text:p text:style-name="P46"><text:tab/></text:p>
      <text:p text:style-name="P46"><text:tab/>Midlet </text:p>
      <text:p text:style-name="P8"/>
      <text:p text:style-name="P50"><text:tab/></text:p>
      <text:p text:style-name="P50"/>
      <text:p text:style-name="P60"><text:soft-page-break/><text:tab/>d)</text:p>
      <text:p text:style-name="P47"><text:tab/><text:span text:style-name="T21">Utiliser une TurboSIM de bladox.com</text:span></text:p>
      <text:p text:style-name="P39"><text:tab/><text:span text:style-name="T21">installer un soft qui intercepte certains sms et laissent passer d’autres</text:span></text:p>
      <text:p text:style-name="P39"><text:tab/><text:tab/><text:span text:style-name="T21">principales fonctions</text:span></text:p>
      <text:p text:style-name="P39"><text:tab/><text:tab/><text:tab/><text:span text:style-name="T21">sms enveloppe =&gt; top op</text:span></text:p>
      <text:p text:style-name="P39"><text:tab/><text:tab/><text:tab/><text:tab/><text:tab/> <text:span text:style-name="T21">=&gt; status</text:span></text:p>
      <text:p text:style-name="P39"/>
      <text:p text:style-name="P47"><text:tab/><text:tab/></text:p>
      <text:p text:style-name="P47"><text:tab/></text:p>
      <text:p text:style-name="P19"/>
      <text:p text:style-name="P61"><text:tab/>e)</text:p>
      <text:p text:style-name="P37"><text:tab/>Interface web d’administration des recharges</text:p>
      <text:p text:style-name="P35"><text:tab/><text:span text:style-name="T23">communication avec un smsc (kannu)</text:span></text:p>
      <text:p text:style-name="P35"/>
      <text:p text:style-name="P3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6"><text:tab/>Composants :</text:p>
      <text:p text:style-name="P8"><text:tab/>---------------</text:p>
      <text:p text:style-name="P8"/>
      <text:p text:style-name="P8"><text:tab/><text:span text:style-name="T11">carte SIM de souche sysmoUSIM-SJS1</text:span></text:p>
      <text:p text:style-name="P8"><text:tab/></text:p>
      <text:p text:style-name="P9"><text:tab/><text:span text:style-name="T11">SMSC <text:s/>kannel</text:span></text:p>
      <text:p text:style-name="P9"/>
      <text:p text:style-name="P42"><text:tab/>xOTA <text:span text:style-name="T20">ou asterix </text:span>pour créer les commandes enveloppes</text:p>
      <text:p text:style-name="P9"/>
      <text:p text:style-name="P42"><text:tab/>pysim pour programmer les cartes SIM</text:p>
      <text:p text:style-name="P9"/>
      <text:p text:style-name="P42"><text:tab/>openBTS, openBSC, osmoBTS, yateBTS pour gérer le réseau GSM</text:p>
      <text:p text:style-name="P9"/>
      <text:p text:style-name="P42"><text:tab/>téléphones nokia anciens </text:p>
      <text:p text:style-name="P9"/>
      <text:p text:style-name="P42"><text:tab/> module pouvant acceuillir plusieurs SIM jusqu’à 128</text:p>
      <text:p text:style-name="P9"/>
      <text:p text:style-name="P9"><text:tab/><text:span text:style-name="T11">BladeRF ou hackRF ou eNodeB,</text:span></text:p>
      <text:p text:style-name="P9"/>
      <text:p text:style-name="P9"><text:tab/><text:span text:style-name="T11">divers outils pour scanner la carte SIM et cloner partiellement </text:span></text:p>
      <text:p text:style-name="P9"/>
      <text:p text:style-name="P9"><text:tab/><text:span text:style-name="T17">pc, serveur, switch</text:span></text:p>
      <text:p text:style-name="P9"/>
      <text:p text:style-name="P9"><text:tab/><text:span text:style-name="T17">modem GSM</text:span></text:p>
      <text:p text:style-name="P9"/>
      <text:p text:style-name="P9"><text:soft-page-break/><text:tab/><text:span text:style-name="T17">baie</text:span></text:p>
      <text:p text:style-name="P9"/>
      <text:p text:style-name="P18"><text:tab/></text:p>
      <text:p text:style-name="P18"/>
      <text:p text:style-name="P18"/>
      <text:p text:style-name="P18"/>
      <text:p text:style-name="P18"/>
      <text:p text:style-name="P62"><text:tab/>Installation de l’applet sur la carte SIM</text:p>
      <text:p text:style-name="P9"><text:tab/>-----------------------------------------------</text:p>
      <text:p text:style-name="P9"/>
      <text:p text:style-name="P9"><text:tab/><text:span text:style-name="T12">1ere méthode :</text:span></text:p>
      <text:p text:style-name="P9"><text:tab/></text:p>
      <text:p text:style-name="P9"><text:tab/><text:tab/><text:span text:style-name="T12">On demande et on obtient les autorisations auprès de l’opérateur </text:span></text:p>
      <text:p text:style-name="P9"><text:tab/><text:tab/><text:span text:style-name="T12">ainsi on peut installer le STK sur les cartes sim de l’opérateur.</text:span></text:p>
      <text:p text:style-name="P9"/>
      <text:p text:style-name="P10"><text:tab/></text:p>
      <text:p text:style-name="P43"><text:tab/>2eme méthode :</text:p>
      <text:p text:style-name="P9"/>
      <text:p text:style-name="P9"><text:tab/><text:tab/><text:span text:style-name="T12">on monte un réseau GSM personnel auquel la SIM va s’authentifier</text:span></text:p>
      <text:p text:style-name="P10"><text:tab/><text:tab/></text:p>
      <text:p text:style-name="P11"><text:tab/><text:tab/><text:span text:style-name="T13">le réseau demande à la carte sim de désactiver le cryptage OTA</text:span></text:p>
      <text:p text:style-name="P11"/>
      <text:p text:style-name="P44"><text:tab/><text:tab/>on update le STK sur la SIM par OTA</text:p>
      <text:p text:style-name="P11"/>
      <text:p text:style-name="P11"/>
      <text:p text:style-name="P44"><text:tab/>3éme méthode :</text:p>
      <text:p text:style-name="P11"/>
      <text:p text:style-name="P44"><text:tab/><text:tab/>on crée une carte SIM et on communique à l’opérateur les clés choisit afin qu’il </text:p>
      <text:p text:style-name="P11"/>
      <text:p text:style-name="P11"><text:span text:style-name="T13"><text:tab/><text:tab/>l’insére dans son systéme. </text:span><text:tab/></text:p>
      <text:p text:style-name="P9"><text:tab/></text:p>
      <text:p text:style-name="P16"><text:tab/></text:p>
      <text:p text:style-name="P45"><text:tab/>4éme méthode :</text:p>
      <text:p text:style-name="P16"/>
      <text:p text:style-name="P45"><text:tab/><text:tab/>on crée une carte SIM et on se positionne en roaming.</text:p>
      <text:p text:style-name="P16"><text:tab/></text:p>
      <text:p text:style-name="P16"><text:tab/><text:span text:style-name="T20">5éme méthode :</text:span></text:p>
      <text:p text:style-name="P16"/>
      <text:p text:style-name="P16"><text:tab/><text:tab/><text:span text:style-name="T20">on scanne la carte sim pour déduire la clé Ki</text:span></text:p>
      <text:p text:style-name="P16"><text:tab/><text:tab/></text:p>
      <text:p text:style-name="P16"><text:tab/><text:tab/><text:span text:style-name="T20">on crée un clone </text:span></text:p>
      <text:p text:style-name="P16"/>
      <text:p text:style-name="P16"><text:tab/><text:tab/><text:span text:style-name="T20">on installe le STK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08:57:38</meta:creation-date>
    <dc:date>2017-04-06T01:40:08.282000000</dc:date>
    <meta:editing-duration>PT2H59M2S</meta:editing-duration>
    <meta:editing-cycles>59</meta:editing-cycles>
    <meta:generator>LibreOffice/5.2.2.2$Windows_x86 LibreOffice_project/8f96e87c890bf8fa77463cd4b640a2312823f3ad</meta:generator>
    <meta:document-statistic meta:table-count="0" meta:image-count="0" meta:object-count="0" meta:page-count="6" meta:paragraph-count="166" meta:word-count="646" meta:character-count="4769" meta:non-whitespace-character-count="3926"/>
  </office:meta>
</office:document-meta>
</file>